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2.067cm"/>
    </style:style>
    <style:style style:name="co7" style:family="table-column">
      <style:table-column-properties fo:break-before="auto" style:column-width="2.272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1.829cm"/>
    </style:style>
    <style:style style:name="co10" style:family="table-column">
      <style:table-column-properties fo:break-before="auto" style:column-width="2.409cm"/>
    </style:style>
    <style:style style:name="co11" style:family="table-column">
      <style:table-column-properties fo:break-before="auto" style:column-width="2.515cm"/>
    </style:style>
    <style:style style:name="co12" style:family="table-column">
      <style:table-column-properties fo:break-before="auto" style:column-width="2.147cm"/>
    </style:style>
    <style:style style:name="co13" style:family="table-column">
      <style:table-column-properties fo:break-before="auto" style:column-width="1.277cm"/>
    </style:style>
    <style:style style:name="co14" style:family="table-column">
      <style:table-column-properties fo:break-before="auto" style:column-width="1.912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2.66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cm"/>
    </style:style>
    <style:style style:name="co21" style:family="table-column">
      <style:table-column-properties fo:break-before="auto" style:column-width="3.323cm"/>
    </style:style>
    <style:style style:name="co22" style:family="table-column">
      <style:table-column-properties fo:break-before="auto" style:column-width="2.106cm"/>
    </style:style>
    <style:style style:name="co23" style:family="table-column">
      <style:table-column-properties fo:break-before="auto" style:column-width="2.161cm"/>
    </style:style>
    <style:style style:name="co24" style:family="table-column">
      <style:table-column-properties fo:break-before="auto" style:column-width="1.028cm"/>
    </style:style>
    <style:style style:name="co25" style:family="table-column">
      <style:table-column-properties fo:break-before="auto" style:column-width="3.378cm"/>
    </style:style>
    <style:style style:name="co26" style:family="table-column">
      <style:table-column-properties fo:break-before="auto" style:column-width="1.305cm"/>
    </style:style>
    <style:style style:name="co27" style:family="table-column">
      <style:table-column-properties fo:break-before="auto" style:column-width="1.637cm"/>
    </style:style>
    <style:style style:name="co28" style:family="table-column">
      <style:table-column-properties fo:break-before="auto" style:column-width="1.554cm"/>
    </style:style>
    <style:style style:name="co29" style:family="table-column">
      <style:table-column-properties fo:break-before="auto" style:column-width="2.521cm"/>
    </style:style>
    <style:style style:name="co30" style:family="table-column">
      <style:table-column-properties fo:break-before="auto" style:column-width="2.632cm"/>
    </style:style>
    <style:style style:name="co31" style:family="table-column">
      <style:table-column-properties fo:break-before="auto" style:column-width="2.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/>
    </style:style>
  </office:automatic-styles>
  <office:body>
    <office:spreadsheet>
      <table:table table:name="craft_armou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4]+1)"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]&gt;20)OR(NOT([.P4]=&quot;****&quot;)AND([.P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5]+1)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]&gt;20)OR(NOT([.P5]=&quot;****&quot;)AND([.P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6]+1)"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([.F6]&gt;20)OR(NOT([.P6]=&quot;****&quot;)AND([.P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7]+1)"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7]&gt;20)OR(NOT([.P7]=&quot;****&quot;)AND([.P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8]+1)"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8]&gt;20)OR(NOT([.P8]=&quot;****&quot;)AND([.P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9]+1)"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9]&gt;20)OR(NOT([.P9]=&quot;****&quot;)AND([.P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0]+1)" office:value-type="float" office:value="21">
            <text:p>21</text:p>
          </table:table-cell>
          <table:table-cell table:number-columns-repeated="9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10]&gt;20)OR(NOT([.P10]=&quot;****&quot;)AND([.P1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1]+1)" office:value-type="float" office:value="24">
            <text:p>24</text:p>
          </table:table-cell>
          <table:table-cell table:number-columns-repeated="9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11]&gt;20)OR(NOT([.P11]=&quot;****&quot;)AND([.P1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2]+1)"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([.F12]&gt;20)OR(NOT([.P12]=&quot;****&quot;)AND([.P1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3]+1)"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13]&gt;20)OR(NOT([.P13]=&quot;****&quot;)AND([.P1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4]+1)"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([.F14]&gt;20)OR(NOT([.P14]=&quot;****&quot;)AND([.P1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5]+1)" office:value-type="float" office:value="36">
            <text:p>36</text:p>
          </table:table-cell>
          <table:table-cell table:number-columns-repeated="9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([.F15]&gt;20)OR(NOT([.P15]=&quot;****&quot;)AND([.P1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6]+1)" office:value-type="float" office:value="39">
            <text:p>39</text:p>
          </table:table-cell>
          <table:table-cell table:number-columns-repeated="9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16]&gt;20)OR(NOT([.P16]=&quot;****&quot;)AND([.P1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7]+1)" office:value-type="float" office:value="42">
            <text:p>42</text:p>
          </table:table-cell>
          <table:table-cell table:number-columns-repeated="9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([.F17]&gt;20)OR(NOT([.P17]=&quot;****&quot;)AND([.P1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8]+1)" office:value-type="float" office:value="45">
            <text:p>45</text:p>
          </table:table-cell>
          <table:table-cell table:number-columns-repeated="9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18]&gt;20)OR(NOT([.P18]=&quot;****&quot;)AND([.P1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9]+1)" office:value-type="float" office:value="48">
            <text:p>48</text:p>
          </table:table-cell>
          <table:table-cell table:number-columns-repeated="9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([.F19]&gt;20)OR(NOT([.P19]=&quot;****&quot;)AND([.P1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0]+1)" office:value-type="float" office:value="51">
            <text:p>51</text:p>
          </table:table-cell>
          <table:table-cell table:number-columns-repeated="9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([.F20]&gt;20)OR(NOT([.P20]=&quot;****&quot;)AND([.P2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1]+1)" office:value-type="float" office:value="54">
            <text:p>54</text:p>
          </table:table-cell>
          <table:table-cell table:number-columns-repeated="9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([.F21]&gt;20)OR(NOT([.P21]=&quot;****&quot;)AND([.P2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2]+1)" office:value-type="float" office:value="57">
            <text:p>57</text:p>
          </table:table-cell>
          <table:table-cell table:number-columns-repeated="9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([.F22]&gt;20)OR(NOT([.P22]=&quot;****&quot;)AND([.P2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3]+1)" office:value-type="float" office:value="60">
            <text:p>60</text:p>
          </table:table-cell>
          <table:table-cell table:number-columns-repeated="9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([.F23]&gt;20)OR(NOT([.P23]=&quot;****&quot;)AND([.P2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24]&gt;20)OR(NOT([.P24]=&quot;****&quot;)AND([.P2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25]&gt;20)OR(NOT([.P25]=&quot;****&quot;)AND([.P2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26]&gt;20)OR(NOT([.P26]=&quot;****&quot;)AND([.P2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27]&gt;20)OR(NOT([.P27]=&quot;****&quot;)AND([.P2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10" office:value-type="string">
            <text:p>****</text:p>
          </table:table-cell>
          <table:table-cell table:formula="oooc:=(([.F28]&gt;20)OR(NOT([.P28]=&quot;****&quot;)AND([.P2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29]&gt;20)OR(NOT([.P29]=&quot;****&quot;)AND([.P2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0]&gt;20)OR(NOT([.P30]=&quot;****&quot;)AND([.P3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31]&gt;20)OR(NOT([.P31]=&quot;****&quot;)AND([.P3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32]&gt;20)OR(NOT([.P32]=&quot;****&quot;)AND([.P3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33]&gt;20)OR(NOT([.P33]=&quot;****&quot;)AND([.P33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4]&gt;20)OR(NOT([.P34]=&quot;****&quot;)AND([.P3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35]&gt;20)OR(NOT([.P35]=&quot;****&quot;)AND([.P3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36]&gt;20)OR(NOT([.P36]=&quot;****&quot;)AND([.P3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37]&gt;20)OR(NOT([.P37]=&quot;****&quot;)AND([.P3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38]&gt;20)OR(NOT([.P38]=&quot;****&quot;)AND([.P3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9]&gt;20)OR(NOT([.P39]=&quot;****&quot;)AND([.P3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40]&gt;20)OR(NOT([.P40]=&quot;****&quot;)AND([.P4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41]&gt;20)OR(NOT([.P41]=&quot;****&quot;)AND([.P4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2]&gt;20)OR(NOT([.P42]=&quot;****&quot;)AND([.P4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table:formula="oooc:=[.B44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table:formula="oooc:=[.B45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5]&gt;20)OR(NOT([.P45]=&quot;****&quot;)AND([.P4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table:formula="oooc:=[.B46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46]&gt;20)OR(NOT([.P46]=&quot;****&quot;)AND([.P4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47]&gt;20)OR(NOT([.P47]=&quot;****&quot;)AND([.P4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48]&gt;20)OR(NOT([.P48]=&quot;****&quot;)AND([.P4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49]&gt;20)OR(NOT([.P49]=&quot;****&quot;)AND([.P49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0]&gt;20)OR(NOT([.P50]=&quot;****&quot;)AND([.P50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51]&gt;20)OR(NOT([.P51]=&quot;****&quot;)AND([.P51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52]&gt;20)OR(NOT([.P52]=&quot;****&quot;)AND([.P52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3]&gt;20)OR(NOT([.P53]=&quot;****&quot;)AND([.P53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54]&gt;20)OR(NOT([.P54]=&quot;****&quot;)AND([.P54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5]&gt;20)OR(NOT([.P55]=&quot;****&quot;)AND([.P5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56]&gt;20)OR(NOT([.P56]=&quot;****&quot;)AND([.P5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57]&gt;20)OR(NOT([.P57]=&quot;****&quot;)AND([.P5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8]&gt;20)OR(NOT([.P58]=&quot;****&quot;)AND([.P5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table:formula="oooc:=(([.F59]&gt;20)OR(NOT([.P59]=&quot;****&quot;)AND([.P5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table:formula="oooc:=[.B60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table:number-columns-repeated="9" office:value-type="string">
            <text:p>****</text:p>
          </table:table-cell>
          <table:table-cell table:formula="oooc:=(([.F60]&gt;20)OR(NOT([.P60]=&quot;****&quot;)AND([.P6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table:formula="oooc:=[.B61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table:number-columns-repeated="9" office:value-type="string">
            <text:p>****</text:p>
          </table:table-cell>
          <table:table-cell table:formula="oooc:=(([.F61]&gt;20)OR(NOT([.P61]=&quot;****&quot;)AND([.P6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table:formula="oooc:=[.B62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table:formula="oooc:=(([.F62]&gt;20)OR(NOT([.P62]=&quot;****&quot;)AND([.P6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63]&gt;20)OR(NOT([.P63]=&quot;****&quot;)AND([.P6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table:formula="oooc:=[.B64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table:number-columns-repeated="9" office:value-type="string">
            <text:p>****</text:p>
          </table:table-cell>
          <table:table-cell table:formula="oooc:=(([.F64]&gt;20)OR(NOT([.P64]=&quot;****&quot;)AND([.P6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table:formula="oooc:=[.B65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table:formula="oooc:=(([.F65]&gt;20)OR(NOT([.P65]=&quot;****&quot;)AND([.P6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table:formula="oooc:=[.B66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table:number-columns-repeated="9" office:value-type="string">
            <text:p>****</text:p>
          </table:table-cell>
          <table:table-cell table:formula="oooc:=(([.F66]&gt;20)OR(NOT([.P66]=&quot;****&quot;)AND([.P6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67]&gt;20)OR(NOT([.P67]=&quot;****&quot;)AND([.P67]&gt;5)))*1" office:value-type="float" office:value="0">
            <text:p>0</text:p>
          </table:table-cell>
          <table:table-cell office:value-type="string">
            <text:p>****</text:p>
          </table:table-cell>
        </table:table-row>
      </table:table>
      <table:table table:name="craft_weapon" table:style-name="ta1" table:print="false"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9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4]+1)"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]&gt;20)OR(NOT([.P4]=&quot;****&quot;)AND([.P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5]+1)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]&gt;20)OR(NOT([.P5]=&quot;****&quot;)AND([.P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6]+1)"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([.F6]&gt;20)OR(NOT([.P6]=&quot;****&quot;)AND([.P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7]+1)"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7]&gt;20)OR(NOT([.P7]=&quot;****&quot;)AND([.P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8]+1)"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8]&gt;20)OR(NOT([.P8]=&quot;****&quot;)AND([.P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9]+1)"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9]&gt;20)OR(NOT([.P9]=&quot;****&quot;)AND([.P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0]+1)" office:value-type="float" office:value="21">
            <text:p>21</text:p>
          </table:table-cell>
          <table:table-cell table:number-columns-repeated="9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10]&gt;20)OR(NOT([.P10]=&quot;****&quot;)AND([.P1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1]+1)" office:value-type="float" office:value="24">
            <text:p>24</text:p>
          </table:table-cell>
          <table:table-cell table:number-columns-repeated="9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11]&gt;20)OR(NOT([.P11]=&quot;****&quot;)AND([.P1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2]+1)"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([.F12]&gt;20)OR(NOT([.P12]=&quot;****&quot;)AND([.P1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3]+1)"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13]&gt;20)OR(NOT([.P13]=&quot;****&quot;)AND([.P1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4]+1)"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([.F14]&gt;20)OR(NOT([.P14]=&quot;****&quot;)AND([.P1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5]+1)" office:value-type="float" office:value="36">
            <text:p>36</text:p>
          </table:table-cell>
          <table:table-cell table:number-columns-repeated="9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([.F15]&gt;20)OR(NOT([.P15]=&quot;****&quot;)AND([.P1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6]+1)" office:value-type="float" office:value="39">
            <text:p>39</text:p>
          </table:table-cell>
          <table:table-cell table:number-columns-repeated="9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16]&gt;20)OR(NOT([.P16]=&quot;****&quot;)AND([.P1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7]+1)" office:value-type="float" office:value="42">
            <text:p>42</text:p>
          </table:table-cell>
          <table:table-cell table:number-columns-repeated="9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([.F17]&gt;20)OR(NOT([.P17]=&quot;****&quot;)AND([.P17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8]+1)" office:value-type="float" office:value="45">
            <text:p>45</text:p>
          </table:table-cell>
          <table:table-cell table:number-columns-repeated="9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18]&gt;20)OR(NOT([.P18]=&quot;****&quot;)AND([.P1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9]+1)" office:value-type="float" office:value="48">
            <text:p>48</text:p>
          </table:table-cell>
          <table:table-cell table:number-columns-repeated="9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([.F19]&gt;20)OR(NOT([.P19]=&quot;****&quot;)AND([.P1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0]+1)" office:value-type="float" office:value="51">
            <text:p>51</text:p>
          </table:table-cell>
          <table:table-cell table:number-columns-repeated="9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([.F20]&gt;20)OR(NOT([.P20]=&quot;****&quot;)AND([.P2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1]+1)" office:value-type="float" office:value="54">
            <text:p>54</text:p>
          </table:table-cell>
          <table:table-cell table:number-columns-repeated="9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([.F21]&gt;20)OR(NOT([.P21]=&quot;****&quot;)AND([.P2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2]+1)" office:value-type="float" office:value="57">
            <text:p>57</text:p>
          </table:table-cell>
          <table:table-cell table:number-columns-repeated="9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([.F22]&gt;20)OR(NOT([.P22]=&quot;****&quot;)AND([.P2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3]+1)" office:value-type="float" office:value="60">
            <text:p>60</text:p>
          </table:table-cell>
          <table:table-cell table:number-columns-repeated="9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([.F23]&gt;20)OR(NOT([.P23]=&quot;****&quot;)AND([.P2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846">
            <text:p>16828846</text:p>
          </table:table-cell>
          <table:table-cell office:value-type="string">
            <text:p>Acidic_Blast</text:p>
          </table:table-cell>
          <table:table-cell table:formula="oooc:=[.B24]+1" office:value-type="float" office:value="16828847">
            <text:p>1682884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24]&gt;20)OR(NOT([.P24]=&quot;****&quot;)AND([.P2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824">
            <text:p>16828824</text:p>
          </table:table-cell>
          <table:table-cell office:value-type="string">
            <text:p>Anarchic</text:p>
          </table:table-cell>
          <table:table-cell table:formula="oooc:=[.B25]+1" office:value-type="float" office:value="16828825">
            <text:p>1682882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5]&gt;20)OR(NOT([.P25]=&quot;****&quot;)AND([.P2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848">
            <text:p>16828848</text:p>
          </table:table-cell>
          <table:table-cell office:value-type="string">
            <text:p>Anarchic_Power</text:p>
          </table:table-cell>
          <table:table-cell table:formula="oooc:=[.B26]+1" office:value-type="float" office:value="16828849">
            <text:p>1682884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3">
            <text:p>3223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26]&gt;20)OR(NOT([.P26]=&quot;****&quot;)AND([.P26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26">
            <text:p>16828826</text:p>
          </table:table-cell>
          <table:table-cell office:value-type="string">
            <text:p>Axiomatic</text:p>
          </table:table-cell>
          <table:table-cell table:formula="oooc:=[.B27]+1" office:value-type="float" office:value="16828827">
            <text:p>1682882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7]&gt;20)OR(NOT([.P27]=&quot;****&quot;)AND([.P2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850">
            <text:p>16828850</text:p>
          </table:table-cell>
          <table:table-cell office:value-type="string">
            <text:p>Axiomatic_Power</text:p>
          </table:table-cell>
          <table:table-cell table:formula="oooc:=[.B28]+1" office:value-type="float" office:value="16828851">
            <text:p>1682885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2">
            <text:p>3222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28]&gt;20)OR(NOT([.P28]=&quot;****&quot;)AND([.P28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828">
            <text:p>16828828</text:p>
          </table:table-cell>
          <table:table-cell office:value-type="string">
            <text:p>Bane</text:p>
          </table:table-cell>
          <table:table-cell table:formula="oooc:=[.B29]+1" office:value-type="float" office:value="16828829">
            <text:p>1682882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8">
            <text:p>18</text:p>
          </table:table-cell>
          <table:table-cell table:style-name="ce1" office:value-type="string">
            <text:p>****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****</text:p>
          </table:table-cell>
          <table:table-cell table:formula="oooc:=(([.F29]&gt;20)OR(NOT([.P29]=&quot;****&quot;)AND([.P2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ne special handling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852">
            <text:p>16828852</text:p>
          </table:table-cell>
          <table:table-cell office:value-type="string">
            <text:p>Dread</text:p>
          </table:table-cell>
          <table:table-cell table:formula="oooc:=[.B30]+1" office:value-type="float" office:value="16828853">
            <text:p>1682885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1" office:value-type="string">
            <text:p>****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([.F30]&gt;20)OR(NOT([.P30]=&quot;****&quot;)AND([.P30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Dread special handling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830">
            <text:p>16828830</text:p>
          </table:table-cell>
          <table:table-cell office:value-type="string">
            <text:p>Disruption</text:p>
          </table:table-cell>
          <table:table-cell table:formula="oooc:=[.B31]+1" office:value-type="float" office:value="16828831">
            <text:p>1682883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([.F31]&gt;20)OR(NOT([.P31]=&quot;****&quot;)AND([.P3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dgeoning only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62">
            <text:p>16828862</text:p>
          </table:table-cell>
          <table:table-cell office:value-type="string">
            <text:p>Mighty_Disruption</text:p>
          </table:table-cell>
          <table:table-cell table:formula="oooc:=[.B32]+1" office:value-type="float" office:value="16828863">
            <text:p>1682886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([.F32]&gt;20)OR(NOT([.P32]=&quot;****&quot;)AND([.P32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sed res instead of true re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832">
            <text:p>16828832</text:p>
          </table:table-cell>
          <table:table-cell office:value-type="string">
            <text:p>Flaming</text:p>
          </table:table-cell>
          <table:table-cell table:formula="oooc:=[.B33]+1" office:value-type="float" office:value="16828833">
            <text:p>1682883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25">
            <text:p>25</text:p>
          </table:table-cell>
          <table:table-cell office:value-type="float" office:value="542">
            <text:p>542</text:p>
          </table:table-cell>
          <table:table-cell table:number-columns-repeated="2" office:value-type="string">
            <text:p>****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33]&gt;20)OR(NOT([.P33]=&quot;****&quot;)AND([.P3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854">
            <text:p>16828854</text:p>
          </table:table-cell>
          <table:table-cell office:value-type="string">
            <text:p>Fiery_Blast</text:p>
          </table:table-cell>
          <table:table-cell table:formula="oooc:=[.B34]+1" office:value-type="float" office:value="16828855">
            <text:p>16828855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34]&gt;20)OR(NOT([.P34]=&quot;****&quot;)AND([.P3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834">
            <text:p>16828834</text:p>
          </table:table-cell>
          <table:table-cell office:value-type="string">
            <text:p>Frost</text:p>
          </table:table-cell>
          <table:table-cell table:formula="oooc:=[.B35]+1" office:value-type="float" office:value="16828835">
            <text:p>1682883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****</text:p>
          </table:table-cell>
          <table:table-cell office:value-type="float" office:value="368">
            <text:p>368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35]&gt;20)OR(NOT([.P35]=&quot;****&quot;)AND([.P3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Needs chill meta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58">
            <text:p>16828858</text:p>
          </table:table-cell>
          <table:table-cell office:value-type="string">
            <text:p>Icy_Blast</text:p>
          </table:table-cell>
          <table:table-cell table:formula="oooc:=[.B36]+1" office:value-type="float" office:value="16828859">
            <text:p>1682885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36]&gt;20)OR(NOT([.P36]=&quot;****&quot;)AND([.P3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836">
            <text:p>16828836</text:p>
          </table:table-cell>
          <table:table-cell office:value-type="string">
            <text:p>Holy</text:p>
          </table:table-cell>
          <table:table-cell table:formula="oooc:=[.B37]+1" office:value-type="float" office:value="16828837">
            <text:p>1682883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37]&gt;20)OR(NOT([.P37]=&quot;****&quot;)AND([.P3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856">
            <text:p>16828856</text:p>
          </table:table-cell>
          <table:table-cell office:value-type="string">
            <text:p>Holy_Power</text:p>
          </table:table-cell>
          <table:table-cell table:formula="oooc:=[.B38]+1" office:value-type="float" office:value="16828857">
            <text:p>1682885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38]&gt;20)OR(NOT([.P38]=&quot;****&quot;)AND([.P3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838">
            <text:p>16828838</text:p>
          </table:table-cell>
          <table:table-cell office:value-type="string">
            <text:p>Keen</text:p>
          </table:table-cell>
          <table:table-cell table:formula="oooc:=[.B39]+1" office:value-type="float" office:value="16828839">
            <text:p>1682883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43">
            <text:p>43</text:p>
          </table:table-cell>
          <table:table-cell table:number-columns-repeated="11" office:value-type="string">
            <text:p>****</text:p>
          </table:table-cell>
          <table:table-cell table:formula="oooc:=(([.F39]&gt;20)OR(NOT([.P39]=&quot;****&quot;)AND([.P3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/piercing only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840">
            <text:p>16828840</text:p>
          </table:table-cell>
          <table:table-cell office:value-type="string">
            <text:p>Shock</text:p>
          </table:table-cell>
          <table:table-cell table:formula="oooc:=[.B40]+1" office:value-type="float" office:value="16828841">
            <text:p>1682884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40]&gt;20)OR(NOT([.P40]=&quot;****&quot;)AND([.P40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60">
            <text:p>16828860</text:p>
          </table:table-cell>
          <table:table-cell office:value-type="string">
            <text:p>Lightning_Blast</text:p>
          </table:table-cell>
          <table:table-cell table:formula="oooc:=[.B41]+1" office:value-type="float" office:value="16828861">
            <text:p>1682886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41]&gt;20)OR(NOT([.P41]=&quot;****&quot;)AND([.P4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864">
            <text:p>16828864</text:p>
          </table:table-cell>
          <table:table-cell office:value-type="string">
            <text:p>Sonic_Blast</text:p>
          </table:table-cell>
          <table:table-cell table:formula="oooc:=[.B42]+1" office:value-type="float" office:value="16828865">
            <text:p>1682886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SHOUT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42]&gt;20)OR(NOT([.P42]=&quot;****&quot;)AND([.P4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42">
            <text:p>16828842</text:p>
          </table:table-cell>
          <table:table-cell office:value-type="string">
            <text:p>Unholy</text:p>
          </table:table-cell>
          <table:table-cell table:formula="oooc:=[.B43]+1" office:value-type="float" office:value="16828843">
            <text:p>1682884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43]&gt;20)OR(NOT([.P43]=&quot;****&quot;)AND([.P4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66">
            <text:p>16828866</text:p>
          </table:table-cell>
          <table:table-cell office:value-type="string">
            <text:p>Unholy_Power</text:p>
          </table:table-cell>
          <table:table-cell table:formula="oooc:=[.B44]+1" office:value-type="float" office:value="16828867">
            <text:p>1682886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1">
            <text:p>3221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44]&gt;20)OR(NOT([.P44]=&quot;****&quot;)AND([.P44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Looks like srd typ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44">
            <text:p>16828844</text:p>
          </table:table-cell>
          <table:table-cell office:value-type="string">
            <text:p>Vorpal</text:p>
          </table:table-cell>
          <table:table-cell table:formula="oooc:=[.B45]+1" office:value-type="float" office:value="16828845">
            <text:p>1682884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39">
            <text:p>539</text:p>
          </table:table-cell>
          <table:table-cell table:number-columns-repeated="5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table:number-columns-repeated="9" office:value-type="string">
            <text:p>****</text:p>
          </table:table-cell>
          <table:table-cell table:formula="oooc:=(([.F45]&gt;20)OR(NOT([.P45]=&quot;****&quot;)AND([.P4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 only, max DC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68">
            <text:p>16828868</text:p>
          </table:table-cell>
          <table:table-cell office:value-type="string">
            <text:p>Wounding</text:p>
          </table:table-cell>
          <table:table-cell table:formula="oooc:=[.B46]+1" office:value-type="float" office:value="16828869">
            <text:p>1682886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23">
            <text:p>123</text:p>
          </table:table-cell>
          <table:table-cell office:value-type="float" office:value="533">
            <text:p>533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****</text:p>
          </table:table-cell>
          <table:table-cell table:formula="oooc:=(([.F46]&gt;20)OR(NOT([.P46]=&quot;****&quot;)AND([.P4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03">03/09/2006</text:date>, <text:time>00:3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9-03T00:36:51</dc:date>
    <dc:language>en-US</dc:language>
    <meta:editing-cycles>74</meta:editing-cycles>
    <meta:editing-duration>P3DT1H54M52S</meta:editing-duration>
    <meta:user-defined meta:name="Info 1"/>
    <meta:user-defined meta:name="Info 2"/>
    <meta:user-defined meta:name="Info 3"/>
    <meta:user-defined meta:name="Info 4"/>
    <meta:document-statistic meta:table-count="4" meta:cell-count="3504"/>
  </office:meta>
</office:document-meta>
</file>